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ITE WHAT YOU MEAN</text:p>
      <text:p text:style-name="Standard">MEAN WHAT YOU WRITE</text:p>
      <text:p text:style-name="Standard"/>
      <text:p text:style-name="Standard">TASK BOOK</text:p>
      <text:p text:style-name="Standard"/>
      <text:p text:style-name="Standard"/>
      <text:p text:style-name="P1">1.1</text:p>
      <text:p text:style-name="Standard">Task 1</text:p>
      <text:p text:style-name="Standard"/>
      <text:p text:style-name="Standard">Different types of text has different purposes and we adapt our style and language to feet such purpose. For example in poetry, punctuation can play less formal role as in prose, when in a formal letter </text:p>
      <text:p text:style-name="Standard"/>
      <text:p text:style-name="Standard">Task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ubu </meta:initial-creator>
    <meta:creation-date>2013-07-28T10:26:40</meta:creation-date>
    <dc:date>2013-07-28T10:54:32</dc:date>
    <dc:creator>shubu </dc:creator>
    <meta:editing-duration>PT12M43S</meta:editing-duration>
    <meta:editing-cycles>1</meta:editing-cycles>
    <meta:document-statistic meta:table-count="0" meta:image-count="0" meta:object-count="0" meta:page-count="2" meta:paragraph-count="7" meta:word-count="51" meta:character-count="265" meta:non-whitespace-character-count="220"/>
    <meta:generator>LibreOffice/3.5$Linux_x86 LibreOffice_project/350m1$Build-2</meta:generator>
  </office:meta>
</office:document-meta>
</file>